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208" calcext:value-type="float">
            <text:p>108.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952" calcext:value-type="float">
            <text:p>106.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144" calcext:value-type="float">
            <text:p>106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0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784" calcext:value-type="float">
            <text:p>108.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9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4576" calcext:value-type="float">
            <text:p>107.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4064" calcext:value-type="float">
            <text:p>107.9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996" calcext:value-type="float">
            <text:p>106.3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94784" calcext:value-type="float">
            <text:p>106.0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9352" calcext:value-type="float">
            <text:p>106.8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136" calcext:value-type="float">
            <text:p>106.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0464" calcext:value-type="float">
            <text:p>105.8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3992" calcext:value-type="float">
            <text:p>106.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9776" calcext:value-type="float">
            <text:p>105.6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4264" calcext:value-type="float">
            <text:p>105.7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7" calcext:value-type="float">
            <text:p>105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416" calcext:value-type="float">
            <text:p>105.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8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608" calcext:value-type="float">
            <text:p>105.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501</text:p>
          </table:table-cell>
          <table:table-cell office:value-type="string" calcext:value-type="string">
            <text:p>197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